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February 7, 2022 (08:41:0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 <text:a xlink:type="simple" xlink:href="https://en.wikipedia.org/wiki/%22Hello,_World!%22_program" office:name=""><text:span text:style-name="Definition">“Hello World”</text:span></text:a> program, that simply displays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The exact wording varies between different IDEs, but look for one of the following: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 Start Debugging: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 Start Debugging: Cmd + return   -or-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ross millions of <text:a xlink:type="simple" xlink:href="https://en.wikipedia.org/wiki/Source_lines_of_code" office:name=""><text:span text:style-name="Definition">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 (e.g. the compiled program).</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01:41:18Z</meta:creation-date>
    <dc:date>2022-02-08T01:41:18Z</dc:date>
    <meta:user-defined meta:name="date" meta:value-type="string">February   7, 2022 (08:41:0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